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number-columns-repeated="2"/>
          <table:table-cell office:value-type="string">
            <text:p>Q1</text:p>
          </table:table-cell>
          <table:table-cell office:value-type="string">
            <text:p>Median</text:p>
          </table:table-cell>
          <table:table-cell office:value-type="string">
            <text:p>Q3</text:p>
          </table:table-cell>
          <table:table-cell table:style-name="Default" office:value-type="string">
            <text:p>g</text:p>
          </table:table-cell>
          <table:table-cell office:value-type="string">
            <text:p>Lower</text:p>
          </table:table-cell>
          <table:table-cell office:value-type="string">
            <text:p>Upper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>
            <text:p>Target Push</text:p>
          </table:table-cell>
          <table:table-cell office:value-type="string">
            <text:p>Pinch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.2">
            <text:p>2,2</text:p>
          </table:table-cell>
          <table:table-cell table:formula="of:=([.C3]-([.F3]*([.E3]-[.C3])))" office:value-type="float" office:value="-0.4">
            <text:p>-0,4</text:p>
          </table:table-cell>
          <table:table-cell table:formula="of:=([.E3]+([.F3]*([.E3]-[.C3])))" office:value-type="float" office:value="10.4">
            <text:p>10,4</text:p>
          </table:table-cell>
        </table:table-row>
        <table:table-row table:style-name="ro1">
          <table:table-cell/>
          <table:table-cell office:value-type="string">
            <text:p>Swipe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[.F3]" office:value-type="float" office:value="2.2">
            <text:p>2,2</text:p>
          </table:table-cell>
          <table:table-cell table:formula="of:=([.C4]-([.F4]*([.E4]-[.C4])))" office:value-type="float" office:value="-1.4">
            <text:p>-1,4</text:p>
          </table:table-cell>
          <table:table-cell table:formula="of:=([.E4]+([.F4]*([.E4]-[.C4])))" office:value-type="float" office:value="9.4">
            <text:p>9,4</text:p>
          </table:table-cell>
        </table:table-row>
        <table:table-row table:style-name="ro1">
          <table:table-cell/>
          <table:table-cell office:value-type="string">
            <text:p>Throw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formula="of:=[.F3]" office:value-type="float" office:value="2.2">
            <text:p>2,2</text:p>
          </table:table-cell>
          <table:table-cell table:formula="of:=([.C5]-([.F5]*([.E5]-[.C5])))" office:value-type="float" office:value="-0.4">
            <text:p>-0,4</text:p>
          </table:table-cell>
          <table:table-cell table:formula="of:=([.E5]+([.F5]*([.E5]-[.C5])))" office:value-type="float" office:value="10.4">
            <text:p>10,4</text:p>
          </table:table-cell>
        </table:table-row>
        <table:table-row table:style-name="ro1">
          <table:table-cell/>
          <table:table-cell office:value-type="string">
            <text:p>Tilt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formula="of:=[.F3]" office:value-type="float" office:value="2.2">
            <text:p>2,2</text:p>
          </table:table-cell>
          <table:table-cell table:formula="of:=([.C6]-([.F6]*([.E6]-[.C6])))" office:value-type="float" office:value="-0.4">
            <text:p>-0,4</text:p>
          </table:table-cell>
          <table:table-cell table:formula="of:=([.E6]+([.F6]*([.E6]-[.C6])))" office:value-type="float" office:value="10.4">
            <text:p>10,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>
            <text:p>Target Pull</text:p>
          </table:table-cell>
          <table:table-cell office:value-type="string">
            <text:p>Pinch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formula="of:=[.F3]" office:value-type="float" office:value="2.2">
            <text:p>2,2</text:p>
          </table:table-cell>
          <table:table-cell table:formula="of:=([.C8]-([.F8]*([.E8]-[.C8])))" office:value-type="float" office:value="0.6">
            <text:p>0,6</text:p>
          </table:table-cell>
          <table:table-cell table:formula="of:=([.E8]+([.F8]*([.E8]-[.C8])))" office:value-type="float" office:value="11.4">
            <text:p>11,4</text:p>
          </table:table-cell>
        </table:table-row>
        <table:table-row table:style-name="ro1">
          <table:table-cell/>
          <table:table-cell office:value-type="string">
            <text:p>Swipe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formula="of:=[.F3]" office:value-type="float" office:value="2.2">
            <text:p>2,2</text:p>
          </table:table-cell>
          <table:table-cell table:formula="of:=([.C9]-([.F9]*([.E9]-[.C9])))" office:value-type="float" office:value="0.8">
            <text:p>0,8</text:p>
          </table:table-cell>
          <table:table-cell table:formula="of:=([.E9]+([.F9]*([.E9]-[.C9])))" office:value-type="float" office:value="6.2">
            <text:p>6,2</text:p>
          </table:table-cell>
        </table:table-row>
        <table:table-row table:style-name="ro1">
          <table:table-cell/>
          <table:table-cell office:value-type="string">
            <text:p>Throw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[.F3]" office:value-type="float" office:value="2.2">
            <text:p>2,2</text:p>
          </table:table-cell>
          <table:table-cell table:formula="of:=([.C10]-([.F10]*([.E10]-[.C10])))" office:value-type="float" office:value="-1.4">
            <text:p>-1,4</text:p>
          </table:table-cell>
          <table:table-cell table:formula="of:=([.E10]+([.F10]*([.E10]-[.C10])))" office:value-type="float" office:value="9.4">
            <text:p>9,4</text:p>
          </table:table-cell>
        </table:table-row>
        <table:table-row table:style-name="ro1">
          <table:table-cell/>
          <table:table-cell office:value-type="string">
            <text:p>Tilt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[.F3]" office:value-type="float" office:value="2.2">
            <text:p>2,2</text:p>
          </table:table-cell>
          <table:table-cell table:formula="of:=([.C11]-([.F11]*([.E11]-[.C11])))" office:value-type="float" office:value="-1.4">
            <text:p>-1,4</text:p>
          </table:table-cell>
          <table:table-cell table:formula="of:=([.E11]+([.F11]*([.E11]-[.C11])))" office:value-type="float" office:value="9.4">
            <text:p>9,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>
            <text:p>Accuracy Push</text:p>
          </table:table-cell>
          <table:table-cell office:value-type="string">
            <text:p>Pinch</text:p>
          </table:table-cell>
          <table:table-cell office:value-type="float" office:value="8.91">
            <text:p>8,91</text:p>
          </table:table-cell>
          <table:table-cell/>
          <table:table-cell office:value-type="float" office:value="23.39">
            <text:p>23,39</text:p>
          </table:table-cell>
          <table:table-cell table:formula="of:=[.F3]" office:value-type="float" office:value="2.2">
            <text:p>2,2</text:p>
          </table:table-cell>
          <table:table-cell table:formula="of:=([.C13]-([.F13]*([.E13]-[.C13])))" office:value-type="float" office:value="-22.946">
            <text:p>-22,946</text:p>
          </table:table-cell>
          <table:table-cell table:formula="of:=([.E13]+([.F13]*([.E13]-[.C13])))" office:value-type="float" office:value="55.246">
            <text:p>55,246</text:p>
          </table:table-cell>
        </table:table-row>
        <table:table-row table:style-name="ro1">
          <table:table-cell/>
          <table:table-cell office:value-type="string">
            <text:p>Swipe</text:p>
          </table:table-cell>
          <table:table-cell office:value-type="float" office:value="7.14">
            <text:p>7,14</text:p>
          </table:table-cell>
          <table:table-cell/>
          <table:table-cell office:value-type="float" office:value="20.04">
            <text:p>20,04</text:p>
          </table:table-cell>
          <table:table-cell table:formula="of:=[.F3]" office:value-type="float" office:value="2.2">
            <text:p>2,2</text:p>
          </table:table-cell>
          <table:table-cell table:formula="of:=([.C14]-([.F14]*([.E14]-[.C14])))" office:value-type="float" office:value="-21.24">
            <text:p>-21,24</text:p>
          </table:table-cell>
          <table:table-cell table:formula="of:=([.E14]+([.F14]*([.E14]-[.C14])))" office:value-type="float" office:value="48.42">
            <text:p>48,42</text:p>
          </table:table-cell>
        </table:table-row>
        <table:table-row table:style-name="ro1">
          <table:table-cell/>
          <table:table-cell office:value-type="string">
            <text:p>Throw</text:p>
          </table:table-cell>
          <table:table-cell office:value-type="float" office:value="8.92">
            <text:p>8,92</text:p>
          </table:table-cell>
          <table:table-cell/>
          <table:table-cell office:value-type="float" office:value="23.36">
            <text:p>23,36</text:p>
          </table:table-cell>
          <table:table-cell table:formula="of:=[.F3]" office:value-type="float" office:value="2.2">
            <text:p>2,2</text:p>
          </table:table-cell>
          <table:table-cell table:formula="of:=([.C15]-([.F15]*([.E15]-[.C15])))" office:value-type="float" office:value="-22.848">
            <text:p>-22,848</text:p>
          </table:table-cell>
          <table:table-cell table:formula="of:=([.E15]+([.F15]*([.E15]-[.C15])))" office:value-type="float" office:value="55.128">
            <text:p>55,128</text:p>
          </table:table-cell>
        </table:table-row>
        <table:table-row table:style-name="ro1">
          <table:table-cell/>
          <table:table-cell office:value-type="string">
            <text:p>Tilt</text:p>
          </table:table-cell>
          <table:table-cell office:value-type="float" office:value="13.3">
            <text:p>13,3</text:p>
          </table:table-cell>
          <table:table-cell/>
          <table:table-cell office:value-type="float" office:value="38.26">
            <text:p>38,26</text:p>
          </table:table-cell>
          <table:table-cell table:formula="of:=[.F3]" office:value-type="float" office:value="2.2">
            <text:p>2,2</text:p>
          </table:table-cell>
          <table:table-cell table:formula="of:=([.C16]-([.F16]*([.E16]-[.C16])))" office:value-type="float" office:value="-41.612">
            <text:p>-41,612</text:p>
          </table:table-cell>
          <table:table-cell table:formula="of:=([.E16]+([.F16]*([.E16]-[.C16])))" office:value-type="float" office:value="93.172">
            <text:p>93,172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>
            <text:p>Accuracy Pull</text:p>
          </table:table-cell>
          <table:table-cell office:value-type="string">
            <text:p>Pinch</text:p>
          </table:table-cell>
          <table:table-cell office:value-type="float" office:value="8.8">
            <text:p>8,8</text:p>
          </table:table-cell>
          <table:table-cell/>
          <table:table-cell office:value-type="float" office:value="22.93">
            <text:p>22,93</text:p>
          </table:table-cell>
          <table:table-cell table:formula="of:=[.F3]" office:value-type="float" office:value="2.2">
            <text:p>2,2</text:p>
          </table:table-cell>
          <table:table-cell table:formula="of:=([.C18]-([.F18]*([.E18]-[.C18])))" office:value-type="float" office:value="-22.286">
            <text:p>-22,286</text:p>
          </table:table-cell>
          <table:table-cell table:formula="of:=([.E18]+([.F18]*([.E18]-[.C18])))" office:value-type="float" office:value="54.016">
            <text:p>54,016</text:p>
          </table:table-cell>
        </table:table-row>
        <table:table-row table:style-name="ro1">
          <table:table-cell/>
          <table:table-cell office:value-type="string">
            <text:p>Swipe</text:p>
          </table:table-cell>
          <table:table-cell office:value-type="float" office:value="6.98">
            <text:p>6,98</text:p>
          </table:table-cell>
          <table:table-cell/>
          <table:table-cell office:value-type="float" office:value="19.44">
            <text:p>19,44</text:p>
          </table:table-cell>
          <table:table-cell table:formula="of:=[.F3]" office:value-type="float" office:value="2.2">
            <text:p>2,2</text:p>
          </table:table-cell>
          <table:table-cell table:formula="of:=([.C19]-([.F19]*([.E19]-[.C19])))" office:value-type="float" office:value="-20.432">
            <text:p>-20,432</text:p>
          </table:table-cell>
          <table:table-cell table:formula="of:=([.E19]+([.F19]*([.E19]-[.C19])))" office:value-type="float" office:value="46.852">
            <text:p>46,852</text:p>
          </table:table-cell>
        </table:table-row>
        <table:table-row table:style-name="ro1">
          <table:table-cell/>
          <table:table-cell office:value-type="string">
            <text:p>Throw</text:p>
          </table:table-cell>
          <table:table-cell office:value-type="float" office:value="8.81">
            <text:p>8,81</text:p>
          </table:table-cell>
          <table:table-cell/>
          <table:table-cell office:value-type="float" office:value="22.33">
            <text:p>22,33</text:p>
          </table:table-cell>
          <table:table-cell table:formula="of:=[.F3]" office:value-type="float" office:value="2.2">
            <text:p>2,2</text:p>
          </table:table-cell>
          <table:table-cell table:formula="of:=([.C20]-([.F20]*([.E20]-[.C20])))" office:value-type="float" office:value="-20.934">
            <text:p>-20,934</text:p>
          </table:table-cell>
          <table:table-cell table:formula="of:=([.E20]+([.F20]*([.E20]-[.C20])))" office:value-type="float" office:value="52.074">
            <text:p>52,074</text:p>
          </table:table-cell>
        </table:table-row>
        <table:table-row table:style-name="ro1">
          <table:table-cell/>
          <table:table-cell office:value-type="string">
            <text:p>Tilt</text:p>
          </table:table-cell>
          <table:table-cell office:value-type="float" office:value="13.23">
            <text:p>13,23</text:p>
          </table:table-cell>
          <table:table-cell/>
          <table:table-cell office:value-type="float" office:value="36.89">
            <text:p>36,89</text:p>
          </table:table-cell>
          <table:table-cell table:formula="of:=[.F3]" office:value-type="float" office:value="2.2">
            <text:p>2,2</text:p>
          </table:table-cell>
          <table:table-cell table:formula="of:=([.C21]-([.F21]*([.E21]-[.C21])))" office:value-type="float" office:value="-38.822">
            <text:p>-38,822</text:p>
          </table:table-cell>
          <table:table-cell table:formula="of:=([.E21]+([.F21]*([.E21]-[.C21])))" office:value-type="float" office:value="88.942">
            <text:p>88,942</text:p>
          </table:table-cell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>
            <text:p>Target</text:p>
          </table:table-cell>
          <table:table-cell office:value-type="string">
            <text:p>Pinch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.2">
            <text:p>2,2</text:p>
          </table:table-cell>
          <table:table-cell table:formula="of:=([.C27]-([.F27]*([.E27]-[.C27])))" office:value-type="float" office:value="-0.4">
            <text:p>-0,4</text:p>
          </table:table-cell>
          <table:table-cell table:formula="of:=([.E27]+([.F27]*([.E27]-[.C27])))" office:value-type="float" office:value="10.4">
            <text:p>10,4</text:p>
          </table:table-cell>
        </table:table-row>
        <table:table-row table:style-name="ro1">
          <table:table-cell/>
          <table:table-cell office:value-type="string">
            <text:p>Swipe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formula="of:=[.F27]" office:value-type="float" office:value="2.2">
            <text:p>2,2</text:p>
          </table:table-cell>
          <table:table-cell table:formula="of:=([.C28]-([.F28]*([.E28]-[.C28])))" office:value-type="float" office:value="0.8">
            <text:p>0,8</text:p>
          </table:table-cell>
          <table:table-cell table:formula="of:=([.E28]+([.F28]*([.E28]-[.C28])))" office:value-type="float" office:value="6.2">
            <text:p>6,2</text:p>
          </table:table-cell>
        </table:table-row>
        <table:table-row table:style-name="ro1">
          <table:table-cell/>
          <table:table-cell office:value-type="string">
            <text:p>Throw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formula="of:=[.F27]" office:value-type="float" office:value="2.2">
            <text:p>2,2</text:p>
          </table:table-cell>
          <table:table-cell table:formula="of:=([.C29]-([.F29]*([.E29]-[.C29])))" office:value-type="float" office:value="1.8">
            <text:p>1,8</text:p>
          </table:table-cell>
          <table:table-cell table:formula="of:=([.E29]+([.F29]*([.E29]-[.C29])))" office:value-type="float" office:value="7.2">
            <text:p>7,2</text:p>
          </table:table-cell>
        </table:table-row>
        <table:table-row table:style-name="ro1">
          <table:table-cell/>
          <table:table-cell office:value-type="string">
            <text:p>Tilt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formula="of:=[.F27]" office:value-type="float" office:value="2.2">
            <text:p>2,2</text:p>
          </table:table-cell>
          <table:table-cell table:formula="of:=([.C30]-([.F30]*([.E30]-[.C30])))" office:value-type="float" office:value="-0.4">
            <text:p>-0,4</text:p>
          </table:table-cell>
          <table:table-cell table:formula="of:=([.E30]+([.F30]*([.E30]-[.C30])))" office:value-type="float" office:value="10.4">
            <text:p>10,4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19-05-2016</text:date>, <text:time>15:1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siopeia </meta:initial-creator>
    <meta:creation-date>2016-05-10T11:07:00.18</meta:creation-date>
    <dc:date>2016-05-19T15:13:29.04</dc:date>
    <dc:creator>Cassiopeia </dc:creator>
    <meta:editing-duration>PT3H54M16S</meta:editing-duration>
    <meta:editing-cycles>2</meta:editing-cycles>
    <meta:generator>OpenOffice/4.1.2$Win32 OpenOffice.org_project/412m3$Build-9782</meta:generator>
    <meta:document-statistic meta:table-count="3" meta:cell-count="131" meta:object-count="0"/>
  </office:meta>
</office:document-meta>
</file>